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PSAC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План сертификации ПО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План сертификации ПО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КТ-178В/DO-178C п.11.1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2 01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23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